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3" style:family="paragraph" style:parent-style-name="Text_20_body">
      <style:text-properties fo:language="ru" fo:country="RU" fo:font-weight="normal" style:font-weight-asian="normal" style:font-weight-complex="normal"/>
    </style:style>
    <style:style style:name="P4" style:family="paragraph" style:parent-style-name="Text_20_body" style:list-style-name="L6">
      <style:text-properties fo:language="ru" fo:country="RU"/>
    </style:style>
    <style:style style:name="P5" style:family="paragraph" style:parent-style-name="Text_20_body" style:list-style-name="L2">
      <style:text-properties fo:language="en" fo:country="US"/>
    </style:style>
    <style:style style:name="P6" style:family="paragraph" style:parent-style-name="Text_20_body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3">
      <style:text-properties fo:language="en" fo:country="US" fo:font-weight="normal" style:font-weight-asian="normal" style:font-weight-complex="normal"/>
    </style:style>
    <style:style style:name="P8" style:family="paragraph" style:parent-style-name="Text_20_body">
      <style:text-properties fo:language="en" fo:country="US" fo:font-weight="bold" style:font-weight-asian="bold" style:font-weight-complex="bold"/>
    </style:style>
    <style:style style:name="P9" style:family="paragraph" style:parent-style-name="Text_20_body" style:list-style-name="L6"/>
    <style:style style:name="P10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fo:language="ru" fo:country="RU"/>
    </style:style>
    <style:style style:name="P11" style:family="paragraph" style:parent-style-name="Text_20_body">
      <style:paragraph-properties fo:margin-left="-0.035cm" fo:margin-right="0cm" fo:text-indent="0cm" style:auto-text-indent="false">
        <style:tab-stops>
          <style:tab-stop style:position="9.714cm"/>
        </style:tab-stops>
      </style:paragraph-properties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margin-left="-0.035cm" fo:margin-right="0cm" fo:text-align="center" style:justify-single-word="false" fo:text-indent="0cm" style:auto-text-indent="false">
        <style:tab-stops>
          <style:tab-stop style:position="9.714cm"/>
        </style:tab-stops>
      </style:paragraph-properties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 style:parent-style-name="Text_20_body">
      <style:paragraph-properties fo:margin-left="-0.035cm" fo:margin-right="0cm" fo:text-indent="0cm" style:auto-text-indent="false">
        <style:tab-stops>
          <style:tab-stop style:position="9.714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-0.035cm" fo:margin-right="0cm" fo:text-indent="0cm" style:auto-text-indent="false">
        <style:tab-stops>
          <style:tab-stop style:position="9.714cm"/>
        </style:tab-stops>
      </style:paragraph-properties>
    </style:style>
    <style:style style:name="P15" style:family="paragraph" style:parent-style-name="Text_20_body">
      <style:paragraph-properties fo:margin-left="0cm" fo:margin-right="0cm" fo:text-indent="0cm" style:auto-text-indent="false">
        <style:tab-stops>
          <style:tab-stop style:position="9.714cm"/>
        </style:tab-stops>
      </style:paragraph-properties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6" style:family="paragraph" style:parent-style-name="Standard" style:list-style-name="L4"/>
    <style:style style:name="P17" style:family="paragraph" style:parent-style-name="Standard" style:list-style-name="L4">
      <style:text-properties fo:color="#2b91af" style:font-name="Consolas" fo:font-size="12pt" fo:language="en" fo:country="US" style:font-name-asian="Consolas" style:font-size-asian="12pt" style:font-name-complex="Consolas" style:font-size-complex="12pt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Heading_20_1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1" style:family="paragraph" style:parent-style-name="Heading_20_1">
      <style:paragraph-properties fo:margin-left="-0.035cm" fo:margin-right="0cm" fo:text-align="center" style:justify-single-word="false" fo:text-indent="0cm" style:auto-text-indent="false">
        <style:tab-stops>
          <style:tab-stop style:position="9.714cm"/>
        </style:tab-stops>
      </style:paragraph-properties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2b91af" style:font-name="Consolas" fo:font-size="12pt" fo:language="en" fo:country="US" style:font-name-asian="Consolas" style:font-size-asian="12pt" style:font-name-complex="Consolas" style:font-size-complex="12pt"/>
    </style:style>
    <style:style style:name="T4" style:family="text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МОСКОВСКИЙ ГОСУДАРСТВЕННЫЙ ТЕХНИЧЕСКИЙ УНИВЕРСИТЕТ РАДИОТЕХНИКИ, ЭЛЕКТРОНИКИ И АВТОМАТИКИ</text:h>
      <text:p text:style-name="P11"/>
      <text:p text:style-name="P11"/>
      <text:p text:style-name="P11"/>
      <text:h text:style-name="P20" text:outline-level="1">Факультет кибернетики, кафедра прикладной математики</text:h>
      <text:p text:style-name="P11"/>
      <text:p text:style-name="P11"/>
      <text:p text:style-name="P11"/>
      <text:p text:style-name="P12">Курсовая работа «Программа управления базой данных фотосалона»</text:p>
      <text:p text:style-name="P11"/>
      <text:p text:style-name="P15"/>
      <text:p text:style-name="P11"/>
      <text:p text:style-name="P11"/>
      <text:p text:style-name="P11"/>
      <text:p text:style-name="P11"/>
      <text:p text:style-name="P11"/>
      <text:p text:style-name="P13">Дисциплина: Базы данных</text:p>
      <text:p text:style-name="P13">Студент: Дорофеев А.Н.</text:p>
      <text:p text:style-name="P13">Группа: КБ-32-10</text:p>
      <text:p text:style-name="P14"><text:span text:style-name="T5">Курс:2</text:span></text:p>
      <text:p text:style-name="P14"><text:span text:style-name="T5">Преподаватель: Ковалёв С. В.</text:span></text:p>
      <text:table-of-content text:style-name="Sect1" text:name="Оглавление1">
        <text:table-of-content-source text:outline-level="10" text:index-scope="chapter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Оглавление</text:p>
          </text:index-title>
          <text:p text:style-name="P22">Введение<text:tab/>3</text:p>
          <text:p text:style-name="P22">Техническое задание<text:tab/>4</text:p>
          <text:p text:style-name="P22">Описание программы<text:tab/>5</text:p>
          <text:p text:style-name="P22">Алгоритм работы <text:tab/>8</text:p>
          <text:p text:style-name="P22">Исходные коды и схема БД<text:tab/>8</text:p>
          <text:p text:style-name="P22">Описание графического пользовательского интерфейса<text:tab/>9</text:p>
          <text:p text:style-name="P22">Приложения<text:tab/>11</text:p>
        </text:index-body>
      </text:table-of-content>
      <text:list xml:id="list29627421" text:style-name="L1">
        <text:list-header>
          <text:p text:style-name="P2"/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soft-page-break/>Введение</text:h>
      <text:p text:style-name="P1">Приложение создано для упрощения администрирования небольшого торгового предприятия. <text:s/>Реализация на языке программирования <text:span text:style-name="T1">C# </text:span>с использованием .<text:span text:style-name="T1">NET </text:span>framework, MS<text:span text:style-name="T1"> SQL Server </text:span>и <text:span text:style-name="T1">Stimulsoft Report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Техническое задание</text:h>
      <text:p text:style-name="P1">См. приложение <text:span text:style-name="T1">[1]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Описание программы</text:h>
      <text:p text:style-name="Title">Модули:</text:p>
      <text:list xml:id="list29621366" text:style-name="L2">
        <text:list-item>
          <text:p text:style-name="P5">Program.cs</text:p>
        </text:list-item>
        <text:list-item>
          <text:p text:style-name="P5">FormEditCategories.cs</text:p>
        </text:list-item>
        <text:list-item>
          <text:p text:style-name="P5">FormEditEmplOne.cs</text:p>
        </text:list-item>
        <text:list-item>
          <text:p text:style-name="P5">FormEditEmplSet.cs</text:p>
        </text:list-item>
        <text:list-item>
          <text:p text:style-name="P5">FormEditOrder.cs</text:p>
        </text:list-item>
        <text:list-item>
          <text:p text:style-name="P5">FormIntake.cs</text:p>
        </text:list-item>
        <text:list-item>
          <text:p text:style-name="P5">FormLogin.cs</text:p>
        </text:list-item>
        <text:list-item>
          <text:p text:style-name="P5">FormMain.cs</text:p>
        </text:list-item>
        <text:list-item>
          <text:p text:style-name="P5">FormNewEmpl.cs</text:p>
        </text:list-item>
        <text:list-item>
          <text:p text:style-name="P5">FormReports.cs</text:p>
        </text:list-item>
        <text:list-item>
          <text:p text:style-name="P5">RegistryInteractor.cs</text:p>
        </text:list-item>
        <text:list-item>
          <text:p text:style-name="P5">TableOperator.cs</text:p>
        </text:list-item>
        <text:list-item>
          <text:p text:style-name="P5">UIExtensions.cs</text:p>
        </text:list-item>
        <text:list-item>
          <text:p text:style-name="P5">Views.cs</text:p>
        </text:list-item>
        <text:list-item>
          <text:p text:style-name="P5">Model1.cs</text:p>
        </text:list-item>
        <text:list-item>
          <text:p text:style-name="P5">Model1.edmx</text:p>
        </text:list-item>
      </text:list>
      <text:p text:style-name="Title">Файлы конфигурации:</text:p>
      <text:list xml:id="list29640679" text:style-name="L3">
        <text:list-item>
          <text:p text:style-name="P7">Settings.resx</text:p>
        </text:list-item>
        <text:list-item>
          <text:p text:style-name="P7">App.config</text:p>
        </text:list-item>
      </text:list>
      <text:p text:style-name="P8">Program.cs</text:p>
      <text:p text:style-name="P1">Управление исполнением программы, создание базы данных, инициализация ключа в реестре.</text:p>
      <text:p text:style-name="P8">FormEditCategories.cs</text:p>
      <text:p text:style-name="P3">Модуль, обеспечивающий работу формы редактирования категорий с функциями : создание новых категорий, параметров, товаров, редактирование параметров товаров и ассоциаций параметров категориям.</text:p>
      <text:p text:style-name="P8">FormEditEmplOne.cs</text:p>
      <text:p text:style-name="P3">Модуль, обеспечивающий работу формы редактирования данных текущего сотрудника.</text:p>
      <text:p text:style-name="P3">Данные, которые можно изменить: логин, пароль. Ограничения: <text:span text:style-name="T1">admin —</text:span> недоступный логин.</text:p>
      <text:p text:style-name="P6"/>
      <text:p text:style-name="P6"/>
      <text:p text:style-name="P8"><text:soft-page-break/>FormEditEmplSet.cs</text:p>
      <text:p text:style-name="P3">Модуль, обеспечивающий работу формы редактирования данных других сотрудников в базе.</text:p>
      <text:p text:style-name="P3">Функции: поиск по логину (полное совпадение), изменение доступа выбранного сотрудника.</text:p>
      <text:p text:style-name="P3">Ограничения: нельзя менять данные пользователя <text:span text:style-name="T1">admin </text:span>и свои данные.</text:p>
      <text:p text:style-name="P8">FormEditOrder.cs</text:p>
      <text:p text:style-name="P3">Модуль, обеспечивающий работу формы для создания\удаления заказов.</text:p>
      <text:p text:style-name="P3">Функции: редактирование списка позиций заказа, контактных данных заказчика, создание\изменение заказа в базу данных.</text:p>
      <text:p text:style-name="P3">Ограничения: непустые поля с контактной информацией, непустой список позиций.</text:p>
      <text:p text:style-name="P8">FormIntake.cs</text:p>
      <text:p text:style-name="P1">Модуль, обеспечивающий работу формы для занесения данных о поступлении товаров.</text:p>
      <text:p text:style-name="P8">FormLogin.cs</text:p>
      <text:p text:style-name="P1">Модуль формы авторизации. Поиск пользователя в БД, проверка данных, содержание структуры данных текущего пользователя.</text:p>
      <text:p text:style-name="P1">Ограничения: непустые поля логин\пароль.</text:p>
      <text:p text:style-name="P8">FormMain.cs</text:p>
      <text:p text:style-name="P1">Обеспечение функционирования главной формы.</text:p>
      <text:p text:style-name="P1">Функции: Содержание структуры данных пользователя, выбор таблицы для отображения и, собственно, отображение; доступ ко всем остальным формам посредством контекстных меню для каждой из таблиц и главного меню.</text:p>
      <text:p text:style-name="P8">FormNewEmpl.cs</text:p>
      <text:p text:style-name="P1">Модуль формы создания нового сотрудника. Содздание сткуртуры данных пользователя и запись в БД.</text:p>
      <text:p text:style-name="P8">FormReports.cs</text:p>
      <text:p text:style-name="P1">Модуль формы, обеспечивающей генерацию отчетов. Выбор пограничных дат, выбор типа отчета, извлечение и струтурированный вывод данных в просмотрщик отчетов от <text:span text:style-name="T1">Stimulsoft.</text:span></text:p>
      <text:p text:style-name="P8">RegistryInteractor.cs</text:p>
      <text:p text:style-name="P1">Модуль, содержащий объявление класса со статическими методами взаимодействия с реестром. Создание ключа, извлечение значений полей, запись полей.</text:p>
      <text:p text:style-name="P8">TableOperator.cs</text:p>
      <text:p text:style-name="Text_20_body"><text:span text:style-name="T2">Модуль, содержащий объявление класса со статическими методами управления внешними структурами данных </text:span><text:span text:style-name="T1">System.Data.DataTable. </text:span><text:span text:style-name="T2">Функции: генерация содежмимого таблицы из массива объектов, форматирование заголовков, создание таблицы из набора свойств (имя — тип); выборка условная выборка с возвращенем </text:span><text:span text:style-name="T1">DataTable.</text:span></text:p>
      <text:p text:style-name="P8">UIExtensions.cs</text:p>
      <text:p text:style-name="P1">Содержит класс <text:span text:style-name="T1">UIE, </text:span>реализующий нестандартные функции стандартных компонентов управления.</text:p>
      <text:p text:style-name="P1"/>
      <text:p text:style-name="P8">Views.cs</text:p>
      <text:p text:style-name="P1"><text:soft-page-break/>Модуль, содержащий пользовательские стурктуры данных </text:p>
      <text:list xml:id="list29626165" text:style-name="L4">
        <text:list-item>
          <text:p text:style-name="P17">ParameterCategoryV</text:p>
        </text:list-item>
        <text:list-item>
          <text:p text:style-name="P17">NamedItem</text:p>
        </text:list-item>
        <text:list-item>
          <text:p text:style-name="P17">AssociatedPC</text:p>
        </text:list-item>
        <text:list-item>
          <text:p text:style-name="P17">NamedParameter</text:p>
        </text:list-item>
        <text:list-item>
          <text:p text:style-name="P17">ItemWithAccess</text:p>
        </text:list-item>
        <text:list-item>
          <text:p text:style-name="P17">TableWithAccessAndCMS</text:p>
        </text:list-item>
        <text:list-item>
          <text:p text:style-name="P17">StockForStock</text:p>
        </text:list-item>
        <text:list-item>
          <text:p text:style-name="P17">StockForManager</text:p>
        </text:list-item>
        <text:list-item>
          <text:p text:style-name="P17">OrdersForManager</text:p>
        </text:list-item>
        <text:list-item>
          <text:p text:style-name="P17">Employees</text:p>
        </text:list-item>
        <text:list-item>
          <text:p text:style-name="P17">AllOrders</text:p>
        </text:list-item>
        <text:list-item>
          <text:p text:style-name="P17">PositionForOrder</text:p>
        </text:list-item>
        <text:list-item>
          <text:p text:style-name="P17">PositionDelta</text:p>
        </text:list-item>
        <text:list-item>
          <text:p text:style-name="P17">Report_Income</text:p>
        </text:list-item>
        <text:list-item>
          <text:p text:style-name="P16"><text:span text:style-name="T3">Report_Employees</text:span><text:span text:style-name="T4">,</text:span></text:p>
        </text:list-item>
      </text:list>
      <text:p text:style-name="P18"/>
      <text:p text:style-name="P1">являющихся элементами представлений из БД.</text:p>
      <text:p text:style-name="P8">Model1.cs</text:p>
      <text:p text:style-name="P1">Сгенерированный <text:span text:style-name="T1">ADO.NET Entity Framework </text:span>модуль, содержаний классы контекста базы данных и все стуктуры данных, встречающиеся в БД.</text:p>
      <text:p text:style-name="P8">Model1.edmx</text:p>
      <text:p text:style-name="Text_20_body"><text:span text:style-name="T2">Концептуальная реляционная модель БД. </text:span><text:span text:style-name="T1">Entity Framework.</text:span></text:p>
      <text:p text:style-name="P8">Settings.resx</text:p>
      <text:p text:style-name="P1">Файл, содержаний строковые переменные с название программы, <text:s/>и названием ключа в реестре.</text:p>
      <text:p text:style-name="P8">App.config</text:p>
      <text:p text:style-name="P1">Файл, содержащий строку подключения к БД, необходимую для функционирования <text:span text:style-name="T1">LINQ to entitie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h text:style-name="Heading_20_2" text:outline-level="2"><text:soft-page-break/>Алгоритм работы </text:h>
      <text:p text:style-name="P1"><text:span text:style-name="T1">Взаимодействия с базой данных происходят посредством LINQ to Entities.</text:span></text:p>
      <text:p text:style-name="P1">Данные из базы помещаются в объект-сущность, сгенерированный <text:span text:style-name="T1">ADO.NET EF </text:span>или в случае множественной выборки в коллекцию со стандартным интерфейсом с такими объектами, далее над выборкой производятся необходимые действия. Некоторые сущности генерируют <text:span text:style-name="T1">OptimisticConcurrencyExceptions </text:span>при изменении отмеченых полей после выборки вне программы<text:span text:style-name="T1">, </text:span>которые надлежащим образом обрабатываются.</text:p>
      <text:p text:style-name="P1">Отображение данных в формах происходит посредством <text:span text:style-name="T1">DataGridView, </text:span>источник данных которого установлен на соответствующее поле класса-формы <text:span text:style-name="T1">DataTable.</text:span></text:p>
      <text:p text:style-name="P1">Данные о последнем пользователе при необходимости сохраняются статическими методами класса <text:span text:style-name="T1">RegistryInteractor.</text:span> </text:p>
      <text:h text:style-name="Heading_20_2" text:outline-level="2">Исходные коды <text:span text:style-name="T2">и схема БД</text:span></text:h>
      <text:p text:style-name="P1">См. приложение <text:span text:style-name="T1">[2] </text:span>и <text:span text:style-name="T1">[3] </text:span>соотв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Standard"/>
      <text:p text:style-name="Standard"/>
      <text:h text:style-name="Heading_20_2" text:outline-level="2"><text:soft-page-break/><text:span text:style-name="T2">Описание графического пользовательского интерфейса</text:span></text:h>
      <text:p text:style-name="P19">См. приложение <text:span text:style-name="T1">[4]</text:span></text:p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Приложения</text:h>
      <text:list xml:id="list30569292" text:style-name="L6">
        <text:list-item>
          <text:p text:style-name="P4">Техническое задание</text:p>
          <text:p text:style-name="P9"><text:a xlink:type="simple" xlink:href="https://github.com/slowness/SERIOUS_BUSINESS/blob/master/doc/Technical plan.odt"><text:span text:style-name="T2">https://github.com/slowness/SERIOUS_BUSINESS/blob/master/doc/Technical plan.odt</text:span></text:a></text:p>
        </text:list-item>
        <text:list-item>
          <text:p text:style-name="P4">Исходный код программы </text:p>
          <text:p text:style-name="P4"><text:a xlink:type="simple" xlink:href="https://github.com/slowness/SERIOUS_BUSINESS/tree/master/SERIOUS_BUSINESS">https://github.com/slowness/SERIOUS_BUSINESS/tree/master/SERIOUS_BUSINESS</text:a></text:p>
        </text:list-item>
        <text:list-item>
          <text:p text:style-name="P4">Модель базы данных</text:p>
          <text:p text:style-name="P9"><text:a xlink:type="simple" xlink:href="https://github.com/slowness/SERIOUS_BUSINESS/raw/master/doc/ERmodel.png"><text:span text:style-name="T2">https://github.com/slowness/SERIOUS_BUSINESS/raw/master/doc/ERmodel.png</text:span></text:a></text:p>
        </text:list-item>
        <text:list-item>
          <text:p text:style-name="P4">Графический пользовательский интерфейс</text:p>
          <text:p text:style-name="P4"><text:a xlink:type="simple" xlink:href="https://github.com/slowness/SERIOUS_BUSINESS/blob/master/doc/GUI.odt">https://github.com/slowness/SERIOUS_BUSINESS/blob/master/doc/GUI.odt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  <style:footer-left>
        <text:p text:style-name="Footer"><text:page-number text:select-page="current">11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3M58S</meta:editing-duration>
    <meta:editing-cycles>23</meta:editing-cycles>
    <meta:generator>OpenOffice.org/3.3$Win32 OpenOffice.org_project/330m20$Build-9567</meta:generator>
    <dc:date>2012-05-26T11:07:41.08</dc:date>
    <meta:document-statistic meta:table-count="0" meta:image-count="0" meta:object-count="0" meta:page-count="11" meta:paragraph-count="120" meta:word-count="618" meta:character-count="5446"/>
    <meta:user-defined meta:name="Info 1"/>
    <meta:user-defined meta:name="Info 2"/>
    <meta:user-defined meta:name="Info 3"/>
    <meta:user-defined meta:name="Info 4"/>
  </office:meta>
</office:document-meta>
</file>